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P2" style:family="paragraph">
      <style:paragraph-properties fo:text-align="center"/>
    </style:style>
    <style:style style:name="T1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699cm" svg:height="1.814cm" svg:x="5.951cm" svg:y="9.509cm">
          <draw:text-box>
            <text:p><text:span text:style-name="T1">Adaptive</text:span></text:p>
            <text:p><text:span text:style-name="T1">navigation</text:span></text:p>
            <text:p><text:span text:style-name="T1">support</text:span></text:p>
          </draw:text-box>
        </draw:frame>
        <draw:frame draw:style-name="gr2" draw:text-style-name="P1" xml:id="id5" draw:id="id5" draw:layer="layout" svg:width="2.153cm" svg:height="1.293cm" svg:x="9.592cm" svg:y="6.715cm">
          <draw:text-box>
            <text:p><text:span text:style-name="T1">Direct</text:span></text:p>
            <text:p><text:span text:style-name="T1">guidance</text:span></text:p>
          </draw:text-box>
        </draw:frame>
        <draw:frame draw:style-name="gr2" draw:text-style-name="P1" xml:id="id3" draw:id="id3" draw:layer="layout" svg:width="3.004cm" svg:height="1.293cm" svg:x="9.592cm" svg:y="8.239cm">
          <draw:text-box>
            <text:p><text:span text:style-name="T1">Adaptive link</text:span></text:p>
            <text:p><text:span text:style-name="T1">sorting</text:span></text:p>
          </draw:text-box>
        </draw:frame>
        <draw:frame draw:style-name="gr2" draw:text-style-name="P1" xml:id="id2" draw:id="id2" draw:layer="layout" svg:width="3.004cm" svg:height="1.293cm" svg:x="9.592cm" svg:y="9.763cm">
          <draw:text-box>
            <text:p><text:span text:style-name="T1">Adaptive link</text:span></text:p>
            <text:p><text:span text:style-name="T1">hiding</text:span></text:p>
          </draw:text-box>
        </draw:frame>
        <draw:frame draw:style-name="gr2" draw:text-style-name="P1" xml:id="id4" draw:id="id4" draw:layer="layout" svg:width="3.004cm" svg:height="1.293cm" svg:x="9.592cm" svg:y="12.807cm">
          <draw:text-box>
            <text:p><text:span text:style-name="T1">Adaptive link</text:span></text:p>
            <text:p><text:span text:style-name="T1">generation</text:span></text:p>
          </draw:text-box>
        </draw:frame>
        <draw:connector draw:style-name="gr3" draw:text-style-name="P2" draw:layer="layout" draw:type="line" svg:x1="8.65cm" svg:y1="10.416cm" svg:x2="9.592cm" svg:y2="10.409cm" draw:start-shape="id1" draw:start-glue-point="1" draw:end-shape="id2" draw:end-glue-point="3" svg:d="M8650 10416l942-7">
          <text:p/>
        </draw:connector>
        <draw:connector draw:style-name="gr3" draw:text-style-name="P2" draw:layer="layout" draw:type="line" svg:x1="8.65cm" svg:y1="10.416cm" svg:x2="9.592cm" svg:y2="8.885cm" draw:start-shape="id1" draw:start-glue-point="1" draw:end-shape="id3" draw:end-glue-point="3" svg:d="M8650 10416l942-1531">
          <text:p/>
        </draw:connector>
        <draw:connector draw:style-name="gr3" draw:text-style-name="P2" draw:layer="layout" draw:type="line" svg:x1="8.65cm" svg:y1="10.416cm" svg:x2="9.592cm" svg:y2="13.453cm" draw:start-shape="id1" draw:start-glue-point="1" draw:end-shape="id4" draw:end-glue-point="3" svg:d="M8650 10416l942 3037">
          <text:p/>
        </draw:connector>
        <draw:connector draw:style-name="gr3" draw:text-style-name="P2" draw:layer="layout" draw:type="line" svg:x1="8.65cm" svg:y1="10.416cm" svg:x2="9.592cm" svg:y2="7.361cm" draw:start-shape="id1" draw:start-glue-point="1" draw:end-shape="id5" svg:d="M8650 10416l942-3055">
          <text:p/>
        </draw:connector>
        <draw:frame draw:style-name="gr1" draw:text-style-name="P1" xml:id="id6" draw:id="id6" draw:layer="layout" svg:width="3.004cm" svg:height="1.293cm" svg:x="9.592cm" svg:y="11.287cm">
          <draw:text-box>
            <text:p><text:span text:style-name="T1">Adaptive link</text:span></text:p>
            <text:p><text:span text:style-name="T1">annotation</text:span></text:p>
          </draw:text-box>
        </draw:frame>
        <draw:frame draw:style-name="gr2" draw:text-style-name="P1" xml:id="id7" draw:id="id7" draw:layer="layout" svg:width="3.36cm" svg:height="0.772cm" svg:x="9.592cm" svg:y="14.335cm">
          <draw:text-box>
            <text:p><text:span text:style-name="T1">Map adaptation</text:span></text:p>
          </draw:text-box>
        </draw:frame>
        <draw:connector draw:style-name="gr3" draw:text-style-name="P2" draw:layer="layout" draw:type="line" svg:x1="8.65cm" svg:y1="10.416cm" svg:x2="9.592cm" svg:y2="11.933cm" draw:start-shape="id1" draw:start-glue-point="1" draw:end-shape="id6" draw:end-glue-point="3" svg:d="M8650 10416l942 1517">
          <text:p/>
        </draw:connector>
        <draw:connector draw:style-name="gr3" draw:text-style-name="P2" draw:layer="layout" draw:type="line" svg:x1="8.65cm" svg:y1="10.416cm" svg:x2="9.592cm" svg:y2="14.721cm" draw:start-shape="id1" draw:start-glue-point="1" draw:end-shape="id7" svg:d="M8650 10416l942 4305">
          <text:p/>
        </draw:connector>
        <draw:frame draw:style-name="gr1" draw:text-style-name="P1" xml:id="id8" draw:id="id8" draw:layer="layout" svg:width="2.28cm" svg:height="0.772cm" svg:x="13.522cm" svg:y="10.035cm">
          <draw:text-box>
            <text:p><text:span text:style-name="T1">Disabling</text:span></text:p>
          </draw:text-box>
        </draw:frame>
        <draw:connector draw:style-name="gr3" draw:text-style-name="P2" draw:layer="layout" draw:type="line" svg:x1="12.596cm" svg:y1="10.409cm" svg:x2="13.522cm" svg:y2="10.421cm" draw:start-shape="id2" draw:start-glue-point="1" draw:end-shape="id8" draw:end-glue-point="3" svg:d="M12596 10409l926 12">
          <text:p/>
        </draw:connector>
        <draw:frame draw:style-name="gr1" draw:text-style-name="P1" xml:id="id9" draw:id="id9" draw:layer="layout" svg:width="2.28cm" svg:height="0.772cm" svg:x="13.522cm" svg:y="8.798cm">
          <draw:text-box>
            <text:p><text:span text:style-name="T1">Hiding</text:span></text:p>
          </draw:text-box>
        </draw:frame>
        <draw:frame draw:style-name="gr1" draw:text-style-name="P1" xml:id="id10" draw:id="id10" draw:layer="layout" svg:width="2.28cm" svg:height="0.772cm" svg:x="13.522cm" svg:y="11.287cm">
          <draw:text-box>
            <text:p><text:span text:style-name="T1">Removal</text:span></text:p>
          </draw:text-box>
        </draw:frame>
        <draw:connector draw:style-name="gr3" draw:text-style-name="P2" draw:layer="layout" draw:type="line" svg:x1="12.596cm" svg:y1="10.409cm" svg:x2="13.522cm" svg:y2="9.184cm" draw:start-shape="id2" draw:start-glue-point="1" draw:end-shape="id9" draw:end-glue-point="3" svg:d="M12596 10409l926-1225">
          <text:p/>
        </draw:connector>
        <draw:connector draw:style-name="gr3" draw:text-style-name="P2" draw:layer="layout" draw:type="line" svg:x1="12.596cm" svg:y1="10.409cm" svg:x2="13.522cm" svg:y2="11.673cm" draw:start-shape="id2" draw:start-glue-point="1" draw:end-shape="id10" draw:end-glue-point="3" svg:d="M12596 10409l926 12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9-17T13:09:03.35</meta:creation-date>
    <dc:date>2014-09-17T15:02:31.79</dc:date>
    <dc:creator>Loc Nguyen</dc:creator>
    <meta:editing-duration>PT1H53M19S</meta:editing-duration>
    <meta:editing-cycles>25</meta:editing-cycles>
    <meta:generator>OpenOffice/4.1.0$Win32 OpenOffice.org_project/410m18$Build-9764</meta:generator>
    <meta:document-statistic meta:object-count="19"/>
  </office:meta>
</office:document-meta>
</file>